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1F3347DA2B74AC02DDF.png" manifest:media-type="image/png"/>
  <manifest:file-entry manifest:full-path="Pictures/1000000000000258000002F3B9021B423F3BB762.png" manifest:media-type="image/png"/>
  <manifest:file-entry manifest:full-path="Pictures/10000000000002580000018DEAB883626842D90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10"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1"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2"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3"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4"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15"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Standard">
      <style:paragraph-properties fo:break-before="page"/>
    </style:style>
    <style:style style:name="P21" style:family="paragraph" style:parent-style-name="Standard">
      <style:text-properties officeooo:paragraph-rsid="00193cee"/>
    </style:style>
    <style:style style:name="P22" style:family="paragraph" style:parent-style-name="Standard">
      <style:text-properties officeooo:paragraph-rsid="001774df"/>
    </style:style>
    <style:style style:name="P23" style:family="paragraph" style:parent-style-name="Quotations">
      <style:text-properties officeooo:paragraph-rsid="00195a6c"/>
    </style:style>
    <style:style style:name="P24" style:family="paragraph" style:parent-style-name="Standard">
      <style:text-properties officeooo:paragraph-rsid="00195a6c"/>
    </style:style>
    <style:style style:name="P25" style:family="paragraph" style:parent-style-name="Text_20_body">
      <style:text-properties officeooo:paragraph-rsid="00195a6c"/>
    </style:style>
    <style:style style:name="P26" style:family="paragraph" style:parent-style-name="Standard">
      <style:text-properties style:font-name="Times New Roman1" fo:font-size="12pt" officeooo:paragraph-rsid="00195a6c" style:font-size-asian="12pt" style:font-size-complex="12pt"/>
    </style:style>
    <style:style style:name="P27" style:family="paragraph" style:parent-style-name="Standard">
      <style:text-properties style:font-name="Times New Roman1" fo:font-size="12pt" officeooo:paragraph-rsid="00505d82" style:font-size-asian="12pt" style:font-size-complex="12pt"/>
    </style:style>
    <style:style style:name="P28" style:family="paragraph" style:parent-style-name="Standard">
      <style:text-properties officeooo:rsid="000f2e3b" officeooo:paragraph-rsid="00195a6c"/>
    </style:style>
    <style:style style:name="P29" style:family="paragraph" style:parent-style-name="Standard">
      <style:text-properties officeooo:rsid="0010aff7" officeooo:paragraph-rsid="00195a6c"/>
    </style:style>
    <style:style style:name="P30" style:family="paragraph" style:parent-style-name="Standard">
      <style:text-properties officeooo:paragraph-rsid="0024609b"/>
    </style:style>
    <style:style style:name="P31" style:family="paragraph" style:parent-style-name="Standard">
      <style:paragraph-properties fo:margin-top="0in" fo:margin-bottom="0.0835in" style:contextual-spacing="false" style:text-autospace="none"/>
      <style:text-properties officeooo:paragraph-rsid="0026afb1"/>
    </style:style>
    <style:style style:name="P32" style:family="paragraph" style:parent-style-name="Standard">
      <style:text-properties fo:font-style="normal" officeooo:paragraph-rsid="0029d552" style:font-style-asian="normal" style:font-style-complex="normal"/>
    </style:style>
    <style:style style:name="P33" style:family="paragraph" style:parent-style-name="Standard">
      <style:text-properties officeooo:paragraph-rsid="0029d552"/>
    </style:style>
    <style:style style:name="P34" style:family="paragraph" style:parent-style-name="Standard">
      <style:text-properties officeooo:paragraph-rsid="002a9c20"/>
    </style:style>
    <style:style style:name="P35" style:family="paragraph" style:parent-style-name="Standard">
      <style:text-properties officeooo:paragraph-rsid="002fc188"/>
    </style:style>
    <style:style style:name="P36" style:family="paragraph" style:parent-style-name="Standard">
      <style:text-properties officeooo:paragraph-rsid="00309614"/>
    </style:style>
    <style:style style:name="P37" style:family="paragraph" style:parent-style-name="Standard">
      <style:text-properties officeooo:paragraph-rsid="003a3b99"/>
    </style:style>
    <style:style style:name="P38" style:family="paragraph" style:parent-style-name="Standard">
      <style:text-properties officeooo:rsid="0048c3dc" officeooo:paragraph-rsid="0048c3dc"/>
    </style:style>
    <style:style style:name="P39" style:family="paragraph" style:parent-style-name="Standard">
      <style:text-properties officeooo:rsid="004ac1fd" officeooo:paragraph-rsid="004ac1fd"/>
    </style:style>
    <style:style style:name="P40" style:family="paragraph" style:parent-style-name="Standard">
      <style:text-properties officeooo:rsid="004dd5c3" officeooo:paragraph-rsid="004dd5c3"/>
    </style:style>
    <style:style style:name="P41" style:family="paragraph" style:parent-style-name="Standard">
      <style:text-properties officeooo:paragraph-rsid="004dd5c3"/>
    </style:style>
    <style:style style:name="P42" style:family="paragraph" style:parent-style-name="Standard">
      <style:text-properties officeooo:paragraph-rsid="004ff7e2"/>
    </style:style>
    <style:style style:name="P43" style:family="paragraph" style:parent-style-name="Standard">
      <style:text-properties officeooo:paragraph-rsid="00500f2f"/>
    </style:style>
    <style:style style:name="P44" style:family="paragraph" style:parent-style-name="Standard">
      <style:text-properties officeooo:rsid="004c8e58" officeooo:paragraph-rsid="004c8e58"/>
    </style:style>
    <style:style style:name="P45" style:family="paragraph" style:parent-style-name="Standard">
      <style:text-properties officeooo:paragraph-rsid="004c8e58"/>
    </style:style>
    <style:style style:name="P46" style:family="paragraph" style:parent-style-name="Standard">
      <style:text-properties officeooo:rsid="004d6341" officeooo:paragraph-rsid="004d6341"/>
    </style:style>
    <style:style style:name="P47" style:family="paragraph" style:parent-style-name="Standard">
      <style:text-properties officeooo:paragraph-rsid="004d6341"/>
    </style:style>
    <style:style style:name="P48" style:family="paragraph" style:parent-style-name="Standard">
      <style:text-properties officeooo:rsid="00505d82" officeooo:paragraph-rsid="00505d82"/>
    </style:style>
    <style:style style:name="P49" style:family="paragraph" style:parent-style-name="Standard">
      <style:text-properties officeooo:paragraph-rsid="00505d82"/>
    </style:style>
    <style:style style:name="P50" style:family="paragraph" style:parent-style-name="Standard">
      <style:text-properties officeooo:paragraph-rsid="002b07cc"/>
    </style:style>
    <style:style style:name="P51" style:family="paragraph" style:parent-style-name="Standard">
      <style:text-properties officeooo:rsid="0051116d" officeooo:paragraph-rsid="0051116d"/>
    </style:style>
    <style:style style:name="P52" style:family="paragraph" style:parent-style-name="Standard">
      <style:text-properties officeooo:rsid="00140a50" officeooo:paragraph-rsid="00528792"/>
    </style:style>
    <style:style style:name="P53" style:family="paragraph" style:parent-style-name="Standard">
      <style:text-properties officeooo:paragraph-rsid="002ad1d9"/>
    </style:style>
    <style:style style:name="P54" style:family="paragraph" style:parent-style-name="Standard">
      <style:text-properties officeooo:paragraph-rsid="0053e149"/>
    </style:style>
    <style:style style:name="P55" style:family="paragraph" style:parent-style-name="Standard">
      <style:text-properties officeooo:rsid="005438da" officeooo:paragraph-rsid="005438da"/>
    </style:style>
    <style:style style:name="P56" style:family="paragraph" style:parent-style-name="Standard">
      <style:text-properties officeooo:paragraph-rsid="002505e7"/>
    </style:style>
    <style:style style:name="P57" style:family="paragraph" style:parent-style-name="Standard">
      <style:text-properties officeooo:paragraph-rsid="0054c479"/>
    </style:style>
    <style:style style:name="P58" style:family="paragraph" style:parent-style-name="Standard">
      <style:text-properties officeooo:rsid="0054c479" officeooo:paragraph-rsid="0054c479"/>
    </style:style>
    <style:style style:name="P59" style:family="paragraph" style:parent-style-name="Heading_20_1" style:master-page-name="First_20_Page">
      <style:paragraph-properties style:page-number="auto"/>
    </style:style>
    <style:style style:name="P60" style:family="paragraph" style:parent-style-name="Heading_20_1">
      <style:text-properties officeooo:rsid="004dd5c3" officeooo:paragraph-rsid="004dd5c3"/>
    </style:style>
    <style:style style:name="P61" style:family="paragraph" style:parent-style-name="Heading_20_1">
      <style:text-properties officeooo:paragraph-rsid="00195a6c"/>
    </style:style>
    <style:style style:name="P62" style:family="paragraph" style:parent-style-name="Heading_20_2">
      <style:text-properties officeooo:paragraph-rsid="001ff620"/>
    </style:style>
    <style:style style:name="P63" style:family="paragraph" style:parent-style-name="Heading_20_2">
      <style:text-properties officeooo:paragraph-rsid="004dd5c3"/>
    </style:style>
    <style:style style:name="P64" style:family="paragraph" style:parent-style-name="Heading_20_2">
      <style:text-properties officeooo:paragraph-rsid="004ff7e2"/>
    </style:style>
    <style:style style:name="P65" style:family="paragraph" style:parent-style-name="Heading_20_2">
      <style:text-properties officeooo:paragraph-rsid="00500f2f"/>
    </style:style>
    <style:style style:name="P66" style:family="paragraph" style:parent-style-name="Heading_20_2">
      <style:text-properties officeooo:paragraph-rsid="00195a6c"/>
    </style:style>
    <style:style style:name="P67" style:family="paragraph" style:parent-style-name="Heading_20_3">
      <style:text-properties officeooo:paragraph-rsid="00193cee"/>
    </style:style>
    <style:style style:name="P68" style:family="paragraph" style:parent-style-name="Heading_20_3">
      <style:text-properties officeooo:paragraph-rsid="001ff620"/>
    </style:style>
    <style:style style:name="P69" style:family="paragraph" style:parent-style-name="Heading_20_3">
      <style:text-properties officeooo:rsid="004c8e58" officeooo:paragraph-rsid="004c8e58"/>
    </style:style>
    <style:style style:name="P70" style:family="paragraph" style:parent-style-name="Heading_20_3">
      <style:text-properties officeooo:paragraph-rsid="00195a6c"/>
    </style:style>
    <style:style style:name="P71" style:family="paragraph" style:parent-style-name="Heading_20_3">
      <style:text-properties officeooo:rsid="00566521" officeooo:paragraph-rsid="00566521"/>
    </style:style>
    <style:style style:name="P72" style:family="paragraph" style:parent-style-name="Standard" style:list-style-name="L1">
      <style:text-properties officeooo:paragraph-rsid="0048c3dc"/>
    </style:style>
    <style:style style:name="P73" style:family="paragraph" style:parent-style-name="Standard" style:list-style-name="L1">
      <style:text-properties officeooo:rsid="0048c3dc" officeooo:paragraph-rsid="0048c3dc"/>
    </style:style>
    <style:style style:name="P74" style:family="paragraph" style:parent-style-name="Standard" style:list-style-name="L3">
      <style:text-properties officeooo:rsid="0048c3dc" officeooo:paragraph-rsid="0048c3dc"/>
    </style:style>
    <style:style style:name="P75" style:family="paragraph" style:parent-style-name="Standard" style:list-style-name="L4">
      <style:text-properties officeooo:rsid="0048c3dc" officeooo:paragraph-rsid="0048c3dc"/>
    </style:style>
    <style:style style:name="P76" style:family="paragraph" style:parent-style-name="Standard" style:list-style-name="L2">
      <style:text-properties officeooo:paragraph-rsid="0048c3dc"/>
    </style:style>
    <style:style style:name="P77" style:family="paragraph" style:parent-style-name="Standard" style:list-style-name="L2">
      <style:text-properties style:font-name="Times New Roman1" fo:font-size="12pt" officeooo:paragraph-rsid="0048c3dc" style:font-size-asian="12pt" style:font-size-complex="12pt"/>
    </style:style>
    <style:style style:name="P78" style:family="paragraph" style:parent-style-name="Standard" style:list-style-name="L9">
      <style:text-properties style:font-name="Times New Roman1" fo:font-size="12pt" officeooo:paragraph-rsid="00505d82" style:font-size-asian="12pt" style:font-size-complex="12pt"/>
    </style:style>
    <style:style style:name="P79" style:family="paragraph" style:parent-style-name="Standard">
      <style:text-properties style:font-name="Times New Roman1" fo:font-size="12pt" officeooo:paragraph-rsid="00505d82" style:font-size-asian="12pt" style:font-size-complex="12pt"/>
    </style:style>
    <style:style style:name="P80"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81" style:family="paragraph" style:parent-style-name="Standard" style:list-style-name="L1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82" style:family="paragraph" style:parent-style-name="Standard" style:list-style-name="L17">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83" style:family="paragraph" style:parent-style-name="Standard" style:list-style-name="L18">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84" style:family="paragraph" style:parent-style-name="Standard" style:list-style-name="L10">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85" style:family="paragraph" style:parent-style-name="Standard" style:list-style-name="L5">
      <style:text-properties officeooo:rsid="004ac1fd" officeooo:paragraph-rsid="004ac1fd"/>
    </style:style>
    <style:style style:name="P86" style:family="paragraph" style:parent-style-name="Standard" style:list-style-name="L6">
      <style:text-properties officeooo:rsid="004c8e58" officeooo:paragraph-rsid="004c8e58"/>
    </style:style>
    <style:style style:name="P87" style:family="paragraph" style:parent-style-name="Standard">
      <style:text-properties officeooo:rsid="004c8e58" officeooo:paragraph-rsid="004c8e58"/>
    </style:style>
    <style:style style:name="P88" style:family="paragraph" style:parent-style-name="Standard" style:list-style-name="L7">
      <style:text-properties officeooo:paragraph-rsid="004d6341"/>
    </style:style>
    <style:style style:name="P89" style:family="paragraph" style:parent-style-name="Standard" style:list-style-name="L8">
      <style:text-properties officeooo:paragraph-rsid="0027b9c4"/>
    </style:style>
    <style:style style:name="P90" style:family="paragraph" style:parent-style-name="Standard" style:list-style-name="L8">
      <style:text-properties officeooo:paragraph-rsid="0050c46d"/>
    </style:style>
    <style:style style:name="P91" style:family="paragraph" style:parent-style-name="Standard" style:list-style-name="L9">
      <style:text-properties officeooo:paragraph-rsid="00505d82"/>
    </style:style>
    <style:style style:name="P92" style:family="paragraph" style:parent-style-name="Standard" style:list-style-name="L11">
      <style:text-properties officeooo:paragraph-rsid="005438da"/>
    </style:style>
    <style:style style:name="P93" style:family="paragraph" style:parent-style-name="Standard" style:list-style-name="L11">
      <style:text-properties fo:font-weight="bold" officeooo:rsid="005438da" officeooo:paragraph-rsid="005438da" style:font-weight-asian="bold" style:font-weight-complex="bold"/>
    </style:style>
    <style:style style:name="P94" style:family="paragraph" style:parent-style-name="Standard" style:list-style-name="L12">
      <style:text-properties officeooo:paragraph-rsid="0054c479"/>
    </style:style>
    <style:style style:name="P95" style:family="paragraph" style:parent-style-name="Standard" style:list-style-name="L13">
      <style:text-properties officeooo:rsid="0054c479" officeooo:paragraph-rsid="0054c479"/>
    </style:style>
    <style:style style:name="P96" style:family="paragraph" style:parent-style-name="Standard" style:list-style-name="L14">
      <style:text-properties officeooo:paragraph-rsid="00195a6c"/>
    </style:style>
    <style:style style:name="P97" style:family="paragraph" style:parent-style-name="Standard" style:list-style-name="L15">
      <style:text-properties officeooo:paragraph-rsid="00195a6c"/>
    </style:style>
    <style:style style:name="P98" style:family="paragraph" style:parent-style-name="Standard" style:list-style-name="L19">
      <style:text-properties officeooo:paragraph-rsid="00195a6c"/>
    </style:style>
    <style:style style:name="P99" style:family="paragraph" style:parent-style-name="Standard" style:list-style-name="L20">
      <style:text-properties officeooo:rsid="000eb553" officeooo:paragraph-rsid="00195a6c"/>
    </style:style>
    <style:style style:name="P100" style:family="paragraph" style:parent-style-name="Standard" style:list-style-name="L20">
      <style:text-properties officeooo:rsid="000f2e3b" officeooo:paragraph-rsid="00195a6c"/>
    </style:style>
    <style:style style:name="P101" style:family="paragraph" style:parent-style-name="Standard" style:list-style-name="L21">
      <style:text-properties officeooo:rsid="000f2e3b" officeooo:paragraph-rsid="00195a6c"/>
    </style:style>
    <style:style style:name="P102" style:family="paragraph" style:parent-style-name="Standard" style:list-style-name="L22">
      <style:text-properties officeooo:rsid="000f2e3b" officeooo:paragraph-rsid="00195a6c"/>
    </style:style>
    <style:style style:name="P103" style:family="paragraph" style:parent-style-name="Standard" style:list-style-name="L22">
      <style:text-properties officeooo:rsid="001229df" officeooo:paragraph-rsid="00195a6c"/>
    </style:style>
    <style:style style:name="P104" style:family="paragraph" style:parent-style-name="Standard" style:list-style-name="L23">
      <style:text-properties officeooo:paragraph-rsid="00195a6c"/>
    </style:style>
    <style:style style:name="P105" style:family="paragraph" style:parent-style-name="Standard">
      <style:text-properties officeooo:paragraph-rsid="00193cee"/>
    </style:style>
    <style:style style:name="P106" style:family="paragraph" style:parent-style-name="Standard">
      <style:text-properties officeooo:rsid="00566521" officeooo:paragraph-rsid="00566521"/>
    </style:style>
    <style:style style:name="P107" style:family="paragraph" style:parent-style-name="Standard">
      <style:text-properties officeooo:rsid="005962ca" officeooo:paragraph-rsid="005962ca"/>
    </style:style>
    <style:style style:name="P108" style:family="paragraph" style:parent-style-name="Standard">
      <style:text-properties officeooo:paragraph-rsid="005b0bfe"/>
    </style:style>
    <style:style style:name="P109" style:family="paragraph" style:parent-style-name="Standard">
      <style:text-properties officeooo:paragraph-rsid="005bfde6"/>
    </style:style>
    <style:style style:name="P110" style:family="paragraph" style:parent-style-name="Standard">
      <style:text-properties officeooo:rsid="000d035b" officeooo:paragraph-rsid="00357c8d"/>
    </style:style>
    <style:style style:name="P111" style:family="paragraph" style:parent-style-name="Standard">
      <style:text-properties officeooo:rsid="005bfde6" officeooo:paragraph-rsid="005bfde6"/>
    </style:style>
    <style:style style:name="P112" style:family="paragraph" style:parent-style-name="Standard" style:list-style-name="L24">
      <style:text-properties officeooo:rsid="005bfde6" officeooo:paragraph-rsid="005bfde6"/>
    </style:style>
    <style:style style:name="P113" style:family="paragraph" style:parent-style-name="Standard" style:list-style-name="L24">
      <style:text-properties officeooo:paragraph-rsid="005bfde6"/>
    </style:style>
    <style:style style:name="P114" style:family="paragraph" style:parent-style-name="Standard">
      <style:text-properties officeooo:paragraph-rsid="003459b2"/>
    </style:style>
    <style:style style:name="P1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17" style:family="paragraph">
      <style:paragraph-properties style:writing-mode="lr-tb"/>
      <style:text-properties style:font-name="Times New Roman" fo:font-size="1pt" style:font-name-asian="Times New Roman" style:font-name-complex="Times New Roman"/>
    </style:style>
    <style:style style:name="P118"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officeooo:rsid="005900d0" style:font-name-asian="Helvetica" style:font-name-complex="Helvetica"/>
    </style:style>
    <style:style style:name="T8" style:family="text">
      <style:text-properties style:use-window-font-color="true" loext:opacity="0%" fo:font-style="italic" style:font-name-asian="Helvetica" style:font-style-asian="italic" style:font-name-complex="Helvetica" style:font-style-complex="italic"/>
    </style:style>
    <style:style style:name="T9" style:family="text">
      <style:text-properties style:use-window-font-color="true" loext:opacity="0%" fo:font-style="normal" style:font-name-asian="Helvetica" style:font-style-asian="normal" style:font-name-complex="Helvetica" style:font-style-complex="normal"/>
    </style:style>
    <style:style style:name="T10" style:family="text">
      <style:text-properties style:use-window-font-color="true" loext:opacity="0%" style:font-name="Times New Roman1" fo:font-size="12pt" style:font-name-asian="Helvetica" style:font-size-asian="12pt" style:font-name-complex="Helvetica" style:font-size-complex="12pt"/>
    </style:style>
    <style:style style:name="T11" style:family="text">
      <style:text-properties style:use-window-font-color="true" loext:opacity="0%" style:font-name="Times New Roman1" fo:font-size="12pt" officeooo:rsid="0024798e" style:font-name-asian="Helvetica" style:font-size-asian="12pt" style:font-name-complex="Helvetica" style:font-size-complex="12pt"/>
    </style:style>
    <style:style style:name="T12"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3"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9" style:family="text">
      <style:text-properties officeooo:rsid="000eb553"/>
    </style:style>
    <style:style style:name="T20" style:family="text">
      <style:text-properties officeooo:rsid="000f2e3b"/>
    </style:style>
    <style:style style:name="T21" style:family="text">
      <style:text-properties officeooo:rsid="0013ba84"/>
    </style:style>
    <style:style style:name="T22" style:family="text">
      <style:text-properties officeooo:rsid="0010aff7"/>
    </style:style>
    <style:style style:name="T23" style:family="text">
      <style:text-properties officeooo:rsid="001229df"/>
    </style:style>
    <style:style style:name="T24" style:family="text">
      <style:text-properties style:font-name="Times New Roman1" fo:font-size="12pt" style:font-size-asian="12pt" style:font-size-complex="12pt"/>
    </style:style>
    <style:style style:name="T25" style:family="text">
      <style:text-properties style:font-name="Times New Roman1" fo:font-size="12pt" officeooo:rsid="00505d82" style:font-size-asian="12pt" style:font-size-complex="12pt"/>
    </style:style>
    <style:style style:name="T26" style:family="text">
      <style:text-properties style:font-name="Times New Roman1" fo:font-size="12pt" officeooo:rsid="0054c479" style:font-size-asian="12pt" style:font-size-complex="12pt"/>
    </style:style>
    <style:style style:name="T27" style:family="text">
      <style:text-properties style:font-name="Times New Roman1" fo:font-size="12pt" officeooo:rsid="005b0bfe" style:font-size-asian="12pt" style:font-size-complex="12pt"/>
    </style:style>
    <style:style style:name="T28" style:family="text">
      <style:text-properties fo:font-weight="bold" style:font-weight-asian="bold" style:font-weight-complex="bold"/>
    </style:style>
    <style:style style:name="T29" style:family="text">
      <style:text-properties fo:font-weight="bold" officeooo:rsid="005438da" style:font-weight-asian="bold" style:font-weight-complex="bold"/>
    </style:style>
    <style:style style:name="T30" style:family="text">
      <style:text-properties fo:color="#274fad" loext:opacity="100%" style:font-name="Times New Roman1" fo:font-size="12pt" style:font-name-asian="Helvetica" style:font-size-asian="12pt" style:font-name-complex="Helvetica" style:font-size-complex="12pt"/>
    </style:style>
    <style:style style:name="T31" style:family="text">
      <style:text-properties style:text-position="super 58%"/>
    </style:style>
    <style:style style:name="T32" style:family="text">
      <style:text-properties officeooo:rsid="001d77ae"/>
    </style:style>
    <style:style style:name="T33" style:family="text">
      <style:text-properties officeooo:rsid="00195689"/>
    </style:style>
    <style:style style:name="T34" style:family="text">
      <style:text-properties officeooo:rsid="001a7034"/>
    </style:style>
    <style:style style:name="T35" style:family="text">
      <style:text-properties officeooo:rsid="0008f6d9"/>
    </style:style>
    <style:style style:name="T36" style:family="text">
      <style:text-properties officeooo:rsid="0047359b"/>
    </style:style>
    <style:style style:name="T37" style:family="text">
      <style:text-properties officeooo:rsid="0048c3dc"/>
    </style:style>
    <style:style style:name="T38" style:family="text">
      <style:text-properties officeooo:rsid="004c8e58"/>
    </style:style>
    <style:style style:name="T39" style:family="text">
      <style:text-properties officeooo:rsid="004d6341"/>
    </style:style>
    <style:style style:name="T40" style:family="text">
      <style:text-properties officeooo:rsid="0041abb7"/>
    </style:style>
    <style:style style:name="T41" style:family="text">
      <style:text-properties officeooo:rsid="00500f2f"/>
    </style:style>
    <style:style style:name="T42" style:family="text">
      <style:text-properties officeooo:rsid="00505d82"/>
    </style:style>
    <style:style style:name="T43" style:family="text">
      <style:text-properties officeooo:rsid="00462f34"/>
    </style:style>
    <style:style style:name="T44" style:family="text">
      <style:text-properties officeooo:rsid="0051116d"/>
    </style:style>
    <style:style style:name="T45" style:family="text">
      <style:text-properties officeooo:rsid="0053e149"/>
    </style:style>
    <style:style style:name="T46" style:family="text">
      <style:text-properties officeooo:rsid="005438da"/>
    </style:style>
    <style:style style:name="T47" style:family="text">
      <style:text-properties fo:font-weight="normal" style:font-weight-asian="normal" style:font-weight-complex="normal"/>
    </style:style>
    <style:style style:name="T48" style:family="text">
      <style:text-properties fo:font-weight="normal" officeooo:rsid="005438da" style:font-weight-asian="normal" style:font-weight-complex="normal"/>
    </style:style>
    <style:style style:name="T49" style:family="text">
      <style:text-properties officeooo:rsid="0054c479"/>
    </style:style>
    <style:style style:name="T50" style:family="text">
      <style:text-properties officeooo:rsid="00566521"/>
    </style:style>
    <style:style style:name="T51" style:family="text">
      <style:text-properties officeooo:rsid="005900d0"/>
    </style:style>
    <style:style style:name="T52" style:family="text">
      <style:text-properties officeooo:rsid="0059501e"/>
    </style:style>
    <style:style style:name="T53" style:family="text">
      <style:text-properties officeooo:rsid="005962ca"/>
    </style:style>
    <style:style style:name="T54" style:family="text">
      <style:text-properties officeooo:rsid="005b0bfe"/>
    </style:style>
    <style:style style:name="T55" style:family="text">
      <style:text-properties officeooo:rsid="005bfde6"/>
    </style:style>
    <style:style style:name="T56"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font-size="10pt" fo:language="en" fo:country="US" style:language-asian="zxx" style:country-asian="none" style:language-complex="zxx" style:country-complex="none"/>
    </style:style>
    <style:style style:name="T59"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4287_1879797729"/>Introduction<text:bookmark-end text:name="__RefHeading___Toc4287_1879797729"/></text:h>
      <text:p text:style-name="P22">This <text:span text:style-name="T50">Technical Note</text:span> covers the Traction Protocol, the way that OpenLCB handles moving objects such as locomotives, engines, and other rolling stock. <text:span text:style-name="T50">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67" text:outline-level="3">Train Operation</text:h>
      <text:p text:style-name="P21">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67" text:outline-level="3">Large Modular Layout</text:h>
      <text:p text:style-name="P21">Arnold has put his OpenLCB-equipped train on a large modular layout, where it is one of 500 pieces of equipment. He picks up a throttle, presses a few keys, sees his train, selects it and starts to operate it.</text:p>
      <text:h text:style-name="P67" text:outline-level="3">Train on New Layout</text:h>
      <text:p text:style-name="P21">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71" text:outline-level="3">DCC Layout</text:h>
      <text:p text:style-name="P106">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or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71" text:outline-level="3">Supervised running</text:h>
      <text:p text:style-name="P106">David has his little nephew Noah visiting, who wants to run a train. David gives an OpenLCB throttle to him, which already has the locomotive dialed up. David takes a second throttle, and selects the same locomotive. David can see on his throttle real-time as Noah controls the train, <text:soft-page-break/>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71" text:outline-level="3">DCC locomotive allocation and deletion</text:h>
      <text:p text:style-name="P106">A DCC Command Station represents the current set of active locomotives on the OpenLCB bus using Virtual Train Nodes. These can be selected by an OpenLCB throttle.</text:p>
      <text:p text:style-name="P106">There is no provision in this standard on how to make the Command Station create a new Virtual Train Node from a new locomotive address. This is covered in the Train Search Protocol.</text:p>
      <text:p text:style-name="P106">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rminology</text:h>
      <text:p text:style-name="P38">Additional commentary:</text:p>
      <text:list text:style-name="L1">
        <text:list-item>
          <text:p text:style-name="P72">Train Node:</text:p>
          <text:list>
            <text:list-item>
              <text:p text:style-name="P72">The Node ID <text:span text:style-name="T37">of the Train Node </text:span>is the fully-unique identifier for that Train <text:span text:style-name="T37">on the OpenLCB bus</text:span>.</text:p>
            </text:list-item>
            <text:list-item>
              <text:p text:style-name="P73">The simplest form of a Train Node is when a model has a decoder built into it which directly connects to the OpenLCB bus, presumably using wireless communication.</text:p>
            </text:list-item>
            <text:list-item>
              <text:p text:style-name="P73">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28">Virtual Train Node</text:span>. This is a form of a Gateway, bridging OpenLCB to a legacy protocol. From the perspective of the legacy protocol, this piece of hardware is often referred to as <text:span text:style-name="T28">Command Station</text:span>.</text:p>
            </text:list-item>
          </text:list>
        </text:list-item>
        <text:list-item>
          <text:p text:style-name="P73">Throttle Node:</text:p>
          <text:list>
            <text:list-item>
              <text:p text:style-name="P72">For the purposes of discussion, we draw a distinction between three kinds of throttles that a user might encounter:<office:annotation loext:resolved="true"><dc:creator>Bob Jacobsen</dc:creator><dc:date>2022-09-01T17:41:29.422221233</dc:date><meta:creator-initials>BJ</meta:creator-initials><text:p text:style-name="P115"><text:span text:style-name="T56">This should probably be moved to the TN, and “controller” should be defined here in its place.</text:span></text:p></office:annotation><office:annotation loext:resolved="false"><dc:creator>Balazs Racz</dc:creator><dc:date>2022-11-05T12:39:48.074148617</dc:date><meta:creator-initials>BR</meta:creator-initials><text:p text:style-name="P116"><text:span text:style-name="T57">Reply to Bob Jacobsen (09/01/2022, 17:41): "..."</text:span></text:p><text:p><text:span text:style-name="T58">Done. Removed Controller from this text.</text:span></text:p></office:annotation></text:p>
              <text:list>
                <text:list-item>
                  <text:p text:style-name="P72">“Legacy Throttles” refers to throttles designed for use with extant DCC systems, e.g. a Digitrax DT402 or Lenz LH100.</text:p>
                </text:list-item>
                <text:list-item>
                  <text:p text:style-name="P72"><text:soft-page-break/>“Full-Featured Throttles” refers to full-featured native OpenLCB throttles with multi-line screens and effectively unlimited processing power, e.g. a software throttle implemented on an iPad.</text:p>
                </text:list-item>
                <text:list-item>
                  <text:p text:style-name="P72">“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73">A single Throttle <text:span text:style-name="T51">Node </text:span>may control multiple trains simultaneously and independently, for example when it has appropriate operator interface (e.g. multiple knobs, or multiple windows open on a computer screen).</text:p>
            </text:list-item>
            <text:list-item>
              <text:p text:style-name="P73">A single Throttle Node may also be a Gateway from a legacy <text:span text:style-name="T51">t</text:span>hrottle bus, translating commands originating from multiple physical <text:span text:style-name="T51">t</text:span>hrottles to OpenLCB, each of which may be in control of different <text:span text:style-name="T51">t</text:span>rains on the OpenLCB bus.</text:p>
            </text:list-item>
          </text:list>
        </text:list-item>
      </text:list>
      <text:p text:style-name="P38">Additional glossary and explanations:</text:p>
      <text:list text:style-name="L2">
        <text:list-item>
          <text:p text:style-name="P76">“<text:span text:style-name="T47">DCC</text:span>” refers to NMRA DCC; “Legacy” refers to all pre-existing protocols including DCC, TMCC, Marklin, DCS, etc.</text:p>
        </text:list-item>
        <text:list-item>
          <text:p text:style-name="P76">“Trains”: For our purposes, Train is anything which can be independently controlled, <text:span text:style-name="T37">typically using speed, direction and function commands</text:span>. In addition to a model of a prototype train from locomotive to caboose, it might be just single <text:span text:style-name="T37">locomotive, a </text:span>caboose, a set of lit &amp; controlled passenger cars, a diesel MU lash up, <text:span text:style-name="T37">an operating crane </text:span>or <text:span text:style-name="T37">even a stationary object on the layout under control of the operator where the desired operator experience resembles how trains are controlled.</text:span></text:p>
        </text:list-item>
        <text:list-item>
          <text:p text:style-name="P77">“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115"><text:span text:style-name="T56">Should probably go to TN</text:span></text:p></office:annotation></text:span><text:span text:style-name="T6"><office:annotation loext:resolved="false"><dc:creator>Balazs Racz</dc:creator><dc:date>2022-11-05T12:44:26.581156581</dc:date><meta:creator-initials>BR</meta:creator-initials><text:p text:style-name="P116"><text:span text:style-name="T57">Reply to Bob Jacobsen (09/01/2022, 17:42): "..."</text:span></text:p><text:p><text:span text:style-name="T58">Done.</text:span></text:p></office:annotation></text:span><text:span text:style-name="T6"> </text:span><text:span text:style-name="T7">In this setup, OpenLCB acts as the throttle bus for the DCC Command Station.</text:span></text:p>
        </text:list-item>
        <text:list-item>
          <text:p text:style-name="P80">“Consisting”: The running of multiple <text:span text:style-name="T37">Trains</text:span> together, e.g. three coupled engines, each with their own NodeID or DCC address, as a single locomotive. DCC systems provide this now in various ways and with various names.</text:p>
        </text:list-item>
        <text:list-item>
          <text:p text:style-name="P80">“Configuration”, “Functions”: Traditional DCC decoders provide “functions” for controlling accessories such as lights and sounds during operation, and provide a separate mechanism for doing long-term configuration via Configuration Variables (C<text:span text:style-name="T52">V</text:span>s). OpenLCB makes the same distinction, providing access to “functions” via the <text:span text:style-name="T52">T</text:span>raction <text:span text:style-name="T52">P</text:span>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text:soft-page-break/>Message Formats<text:bookmark-end text:name="__RefHeading___Toc4301_1879797729"/></text:h>
      <text:h text:style-name="P68" text:outline-level="3">Defined Event IDs</text:h>
      <text:h text:style-name="P69" text:outline-level="3">Defined Error Codes</text:h>
      <text:p text:style-name="P44"><text:span text:style-name="T53">Not a controller: </text:span>For the use of this error code, see Section “<text:span text:style-name="T53">Controller</text:span>”.</text:p>
      <text:p text:style-name="P107">Not found, already exists: <text:span text:style-name="T38">For the use of this error code, see Section “</text:span>Listeners<text:span text:style-name="T38">”.</text:span></text:p>
      <text:h text:style-name="Heading_20_3" text:outline-level="3">Traction Control Command Message</text:h>
      <text:p text:style-name="P32">The MTI <text:span text:style-name="T53">parameters</text:span> are chosen to have the reply a higher priority than the request, ensuring replies to repeated instructions are always possible. <text:s/><text:span text:style-name="T53">The Type field expresses that these messages belong </text:span><text:span text:style-name="T54">together</text:span><text:span text:style-name="T53">. The Modifier field was chosen </text:span><text:span text:style-name="T54">during the prototyping phase with a CAN-bus specific argumentation</text:span><text:span text:style-name="T53">.</text:span></text:p>
      <text:p text:style-name="P33">Dedicated OpenLCB messages are defined for traction control, instead of using datagrams, so that they have higher priority, <text:span text:style-name="T54">and less complicated state machines</text:span>. Given the small size of these messages, they also use less bandwidth than datagrams. </text:p>
      <text:p text:style-name="P33">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raction Control Reply Message</text:h>
      <text:p text:style-name="P33"><text:span text:style-name="T54">This message is h</text:span>igher priority <text:span text:style-name="T54">than the Traction Control Command message</text:span> to ensure <text:span text:style-name="T54">that it </text:span>can be sent immediately over Traction Control Command messages. Coding and structure <text:span text:style-name="T54">is intentionally </text:span>similar.</text:p>
      <text:p text:style-name="P35">The Query Function Reply is in the format of the Set Function message, with a different MTI and the query bit set.</text:p>
      <text:p text:style-name="P108">On CAN, the Query Speed/Direction reply does not fit in a single frame, so it's sent as two frames with start and end marked in the 1<text:span text:style-name="T31">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2"> a bitset</text:span>. <text:span text:style-name="T32">Bit zero shall be set if and only if an Emergency Stop command was received after the last Set Speed/Direction command.</text:span></text:p>
      <text:p text:style-name="P108">For example, from node with alias 123 to node with alias 456, all speeds equal to 0x4420 would be sent as the two frames:</text:p>
      <text:p text:style-name="P33"><text:tab/>19<text:span text:style-name="T54">1E9</text:span>123 14 56 10 44 20 00 44 20 </text:p>
      <text:p text:style-name="P33"><text:tab/>19<text:span text:style-name="T54">1E9</text:span>123 24 56 44 20</text:p>
      <text:p text:style-name="P33">which together are the single message</text:p>
      <text:p text:style-name="P33"><text:tab/>MTI=0<text:span text:style-name="T54">1</text:span>E<text:span text:style-name="T54">9</text:span> 10 44 20 00 44 20 44 20</text:p>
      <text:h text:style-name="P68" text:outline-level="3" text:is-list-header="true"><text:s/></text:h>
      <text:h text:style-name="Heading_20_2" text:outline-level="2"><text:bookmark-start text:name="__RefHeading___Toc4303_1879797729"/>States<text:bookmark-end text:name="__RefHeading___Toc4303_1879797729"/></text:h>
      <text:p text:style-name="P38">Speed states:</text:p>
      <text:list text:style-name="L3">
        <text:list-item>
          <text:p text:style-name="P74"><text:soft-page-break/>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75">Commanded Speed: <text:s/>This may lag behind the set speed intentionally due to momentum settings, etc. The Commanded Speed can not be directly set via OpenLCB; only indirectly influenced using the Set Speed and Emergency Stop commands.</text:p>
        </text:list-item>
      </text:list>
      <text:p text:style-name="P38">The three state machines related to emergency stop need to be tracked separately by the Train Node. They act independently of each other. The Query Speed Reply flag related to E-Stop reports only the “Emergency Stop” state.</text:p>
      <text:p text:style-name="P39">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39">Listener states:</text:p>
      <text:list text:style-name="L5">
        <text:list-item>
          <text:p text:style-name="P85">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85">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62" text:outline-level="2"><text:bookmark-start text:name="__RefHeading___Toc4305_18797977291"/>Interactions<text:bookmark-end text:name="__RefHeading___Toc4305_18797977291"/></text:h>
      <text:h text:style-name="P69" text:outline-level="3">Controller</text:h>
      <text:p text:style-name="P44">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86">Unique Controller. A train can be controlled from only a single throttle. In order for another throttle to select the same train, the train has to be “stolen” from the first throttle. The new 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86">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86">Unlimited. Any Node is allowed to send a Train Control Operation to the Train Node. <text:span text:style-name="T39">This is helpful for example when automation software is controlling trains.</text:span></text:p>
        </text:list-item>
      </text:list>
      <text:p text:style-name="P45"><text:soft-page-break/><text:span text:style-name="T38">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r by ‘Joe’s Throttle 1</text:span><text:span text:style-name="T39">23</text:span><text:span text:style-name="T38">’, would you like to steal it?”.</text:span></text:p>
      <text:p text:style-name="P46">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46">A Throttle Node is recommended, but not required, to release the Controller position of a Train Node that is de-selected on the user interface. The <text:span text:style-name="T13">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47">A Controller node may be sen<text:span text:style-name="T40">t</text:span> an unsolicited message if it is currently assigned to a <text:span text:style-name="T54">T</text:span>rain <text:span text:style-name="T54">N</text:span>ode and another <text:span text:style-name="T39">Throttle Node</text:span> attempts to assign itself to the train <text:span text:style-name="T39">as Controller</text:span>. <text:s/><text:span text:style-name="T40">When</text:span><office:annotation loext:resolved="true"><dc:creator>Unknown Author</dc:creator><dc:date>2022-09-01T16:37:48.493817471</dc:date><text:p text:style-name="P115"><text:span text:style-name="T56">??</text:span></text:p></office:annotation><office:annotation loext:resolved="false"><dc:creator>Balazs Racz</dc:creator><dc:date>2022-10-23T15:06:34.370918715</dc:date><meta:creator-initials>BR</meta:creator-initials><text:p text:style-name="P115"><text:span text:style-name="T59">Reply to Unknown Author (09/01/2022, 16:37): "..."</text:span></text:p><text:p><text:span text:style-name="T58">Fixed</text:span></text:p></office:annotation> the new Controller node requests to be <text:span text:style-name="T54">a</text:span>ssigned to the <text:span text:style-name="T39">T</text:span>rain <text:span text:style-name="T39">Node, </text:span>one of several actions may occur.</text:p>
      <text:list text:style-name="L7">
        <text:list-item>
          <text:p text:style-name="P88">The train may block the request and return false to <text:span text:style-name="T13">the</text:span> Assign <text:span text:style-name="T54">Controller </text:span>request</text:p>
        </text:list-item>
        <text:list-item>
          <text:p text:style-name="P88">The train forwards a Controller Changed Notify message to the currently assigned <text:span text:style-name="T54">C</text:span>ontroller node and that <text:span text:style-name="T54">C</text:span>ontroller node returns false. <text:span text:style-name="T54">T</text:span>he <text:span text:style-name="T54">T</text:span>rain <text:span text:style-name="T54">N</text:span>ode returns false with a fail code of Controller Refused to the Assign <text:span text:style-name="T54">Controller </text:span>request. <text:s/>The active <text:span text:style-name="T54">C</text:span>ontroller may, but is not required to, indicate to the user it has been asked to release the <text:span text:style-name="T54">T</text:span>rain <text:span text:style-name="T54">N</text:span>ode.</text:p>
        </text:list-item>
        <text:list-item>
          <text:p text:style-name="P88">The train forwards a Controller Changed Notify message to the currently assigned <text:span text:style-name="T54">C</text:span>ontroller node and that <text:span text:style-name="T54">C</text:span>ontroller node return<text:span text:style-name="T54">s </text:span>true. The active <text:span text:style-name="T54">C</text:span>ontroller may, but is not required to, indicate to the user it is loosing its position as the active <text:span text:style-name="T54">C</text:span>ontroller of the <text:span text:style-name="T54">T</text:span>rain <text:span text:style-name="T54">N</text:span>ode. <text:s/>In turn the <text:span text:style-name="T54">T</text:span>rain <text:span text:style-name="T54">N</text:span>ode returns true to the Assign <text:span text:style-name="T54">Controller </text:span>request and the train node sets the new <text:span text:style-name="T54">C</text:span>ontroller as the active <text:span text:style-name="T54">C</text:span>ontroller.</text:p>
        </text:list-item>
      </text:list>
      <text:p text:style-name="P46">The Release Controller Request does not have a reply defined. This request always succeeds.</text:p>
      <text:h text:style-name="Heading_20_3" text:outline-level="3">Emergency Stop</text:h>
      <text:p text:style-name="P40">When the <text:span text:style-name="T42">T</text:span>rain <text:span text:style-name="T42">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with these instructions, but we don’t want to have to go through each train individually and set them to a new speed to resume operation of the layout.</text:p>
      <text:p text:style-name="P48">If the Train Node is in Global Emergency Off/Stop state, any Set Speed commands will <text:span text:style-name="T54">have no immediate effect</text:span> and the train will remain stopped. However, the new Set Speed will be committed to the state, and when the Global Emergency Stop/Off is cleared, the train will accelerate to the <text:span text:style-name="T54">new </text:span>Set Speed.</text:p>
      <text:p text:style-name="P40">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soft-page-break/>Function Operation</text:h>
      <text:p text:style-name="P48">For analog functions, it is not specified what the individual values mean or what is the acceptable scale. The Function definition Information conveys the acceptable range to the Throttle.</text:p>
      <text:p text:style-name="P48">It is not specified, how function values greater than 255 written using the Set Function instruction are represented in the Function memory space (0xF9), where there is only one byte available per function.</text:p>
      <text:h text:style-name="Heading_20_3" text:outline-level="3">Train Identification</text:h>
      <text:p text:style-name="P27">Trains are OpenLCB nodes just like any other. As such, they can take part in protocols such as Node Verification and Simple Node Information which allows other nodes to learn about them.</text:p>
      <text:p text:style-name="P27"><text:span text:style-name="T42">Being a producer of the </text:span>‘<text:span text:style-name="T43">Is Train’ </text:span><text:span text:style-name="T42">Event (01.01.00.00.00.00.03.03) </text:span>means <text:span text:style-name="T42">that Train Nodes</text:span></text:p>
      <text:list text:style-name="L9">
        <text:list-item>
          <text:p text:style-name="P91"><text:span text:style-name="T25">send a Producer Identified / Is Train message </text:span><text:span text:style-name="T24">when they power up, and </text:span></text:p>
        </text:list-item>
        <text:list-item>
          <text:p text:style-name="P78">reply to requests for producers of that event.</text:p>
        </text:list-item>
      </text:list>
      <text:p text:style-name="P109"><text:span text:style-name="T12">An Identify Producers / Is Train request will therefore find all the Train Nodes on the OpenLCB bus, and further protocols can be used to get additional information on the individual Train Nodes it locates.</text:span></text:p>
      <text:p text:style-name="P109"><text:span text:style-name="T42">Throttle</text:span> <text:span text:style-name="T42">N</text:span>odes use:</text:p>
      <text:list text:style-name="L8">
        <text:list-item>
          <text:p text:style-name="P89">The Event Transport protocol to locate Train <text:span text:style-name="T42">N</text:span>odes;</text:p>
        </text:list-item>
        <text:list-item>
          <text:p text:style-name="P89">PIP for enquiry about the support <text:span text:style-name="T54">of Traction Protocol;</text:span></text:p>
        </text:list-item>
        <text:list-item>
          <text:p text:style-name="P90"><text:span text:style-name="T24">SNIP will be used to carry both manufacturer-provided and user-provided information about the particular </text:span><text:span text:style-name="T27">T</text:span><text:span text:style-name="T24">rain </text:span><text:span text:style-name="T27">N</text:span><text:span text:style-name="T24">ode. In particular, the user (Node) Name and (Node) Description fields are to be used to hold train identification information that can be retrieved and presented by throttles for selection.</text:span><text:span text:style-name="T24"><office:annotation loext:resolved="false"><dc:creator>Bob Jacobsen</dc:creator><dc:date>2022-09-01T16:46:21.661577408</dc:date><meta:creator-initials>BJ</meta:creator-initials><text:p text:style-name="P115"><text:span text:style-name="T56">How does node 2 know to d o a query in this case?</text:span></text:p></office:annotation></text:span><text:span text:style-name="T24"><office:annotation loext:resolved="false"><dc:creator>Balazs Racz</dc:creator><dc:date>2022-11-05T13:24:29.648658090</dc:date><meta:creator-initials>BR</meta:creator-initials><text:p text:style-name="P116"><text:span text:style-name="T57">Reply to Bob Jacobsen (09/01/2022, 16:46): "..."</text:span></text:p><text:p><text:span text:style-name="T58">I don’t understand the question.</text:span></text:p></office:annotation></text:span></text:p>
        </text:list-item>
        <text:list-item>
          <text:p text:style-name="P90">Memory configuration, <text:span text:style-name="T55">FDI, </text:span>CDI &amp; ACDI <text:s/>for <text:span text:style-name="T42">getting specific information </text:span>of a specific <text:span text:style-name="T55">T</text:span>rain <text:span text:style-name="T55">N</text:span>ode.</text:p>
        </text:list-item>
      </text:list>
      <text:p text:style-name="P13">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p>
      <text:p text:style-name="P49"><text:span text:style-name="T12">An additional protocol, specified in the Train Search Protocol Standard is designed to cover these use-cases.</text:span><text:span text:style-name="T24"><office:annotation loext:resolved="false"><dc:creator>Unknown Author</dc:creator><dc:date>2022-09-01T14:51:54.428447169</dc:date><text:p text:style-name="P115"><text:span text:style-name="T56">Can we point to this more specifically yet?</text:span></text:p></office:annotation></text:span><text:span text:style-name="T24"><office:annotation loext:resolved="false"><dc:creator>Balazs Racz</dc:creator><dc:date>2022-11-02T21:50:07.798604650</dc:date><meta:creator-initials>BR</meta:creator-initials><text:p text:style-name="P115"><text:span text:style-name="T59">Reply to Unknown Author (09/01/2022, 14:51): "..."</text:span></text:p><text:p><text:span text:style-name="T58">Yes, it’s TrainSearchS.pdf in the drafts folder.</text:span></text:p></office:annotation></text:span></text:p>
      <text:h text:style-name="Heading_20_3" text:outline-level="3">Listeners</text:h>
      <text:p text:style-name="P50"><text:span text:style-name="T35">Listener</text:span> Configuration allows a<text:span text:style-name="T35">dding listeners to a</text:span> train node, <text:span text:style-name="T35">where the train node shall forward the state-changing requests</text:span> to. <text:span text:style-name="T35">Listeners always get speed change commands forwarded (direct or with reversed direction), and optionally Function 0 or all function commands as well. </text:span></text:p>
      <text:p text:style-name="P51">There are two use-cases that are supported by the Listener functionality.</text:p>
      <text:p text:style-name="P51">1. Multiple throttles driving the same train. The critical issue is that when one throttle sends a Train Control Operation to the train, the other throttle normally does not see that message on the OpenLCB <text:soft-page-break/>bus. This is because the Traction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1">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1">For use-case 1 it is recommended to set the “Hide” flag in the Listener flag byte; for use-case 2 leave it clear. This allows consist manager software to be implemented and separate the two use-cases.</text:p>
      <text:p text:style-name="P52">To discover and retrieve all listeners from a <text:span text:style-name="T55">T</text:span>rain <text:span text:style-name="T55">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15"><text:span text:style-name="T56">Can reserve/release be used here? <text:s/>It should say either way.</text:span></text:p></office:annotation><office:annotation loext:resolved="false"><dc:creator>Balazs Racz</dc:creator><dc:date>2022-11-04T12:31:32.778109355</dc:date><meta:creator-initials>BR</meta:creator-initials><text:p text:style-name="P115"><text:span text:style-name="T59">Reply to Unknown Author (09/01/2022, 16:29): "..."</text:span></text:p><text:p><text:span text:style-name="T58">I will move this from the S to the TN.</text:span></text:p><text:p><text:span text:style-name="T58"/></text:p><text:p><text:span text:style-name="T58">Reserve/release could be useful here, but there are several problems:</text:span><text:span text:style-name="T58"><text:line-break/></text:span><text:span text:style-name="T58">1. Changing consists needs talking to multiple train nodes, and reserve does not work across different nodes. Trying to acquire multiple locks can cause a deadlock instead of a race condition.</text:span></text:p><text:p><text:span text:style-name="T58">2. The reserve/release protocol needs more thought and prototypes built. There are issues such as how do I steal the lock when a non-responding node is holding it.</text:span></text:p></office:annotation></text:p>
      <text:p text:style-name="P110">A <text:span text:style-name="T44">T</text:span>rain <text:span text:style-name="T44">N</text:span>ode may provide additional configuration, for example as part of the CDI to customize the forwarding of messages. This may be interesting for <text:span text:style-name="T55">V</text:span>irtual <text:span text:style-name="T55">T</text:span>rain <text:span text:style-name="T55">N</text:span>odes specifically designed to be consist proxies.</text:p>
      <text:p text:style-name="P111">A Train Node can distinguish on the received Traction Control Request message whether it came from a throttle directly (P=0) or was forwarded from another Train Node (P=1). This is how the Train Node may and may not use this information:</text:p>
      <text:list text:style-name="L24">
        <text:list-item>
          <text:p text:style-name="P113"><text:span text:style-name="T55">This distinction does not influence whether the message will be forwarded to any further listeners. Incoming Train Control Operations with P=1 are also forwarded; during forwarding they skip the link on this they came from.</text:span></text:p>
        </text:list-item>
        <text:list-item>
          <text:p text:style-name="P112">Set Speed and Emergency Stop message needs to be acted upon (and forwarded) by the train, independently of whether P=0 or P=1.</text:p>
        </text:list-item>
        <text:list-item>
          <text:p text:style-name="P112">Set Function message may or may not be acted upon for the local state if P=1, and the forwarding or not forwarding is defined by the Listener flags, independently of whether P=0 or P=1. The purpose of not acting upon forwarded function messages is that for Consisting, certain functions (such as horn/whistle) should only appear on the cab that the engineer is sitting in. 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34"><text:span text:style-name="T33">Train nodes may employ a heartbeat mechanism to ensure that the assigned </text:span><text:span text:style-name="T34">Controller (</text:span><text:span text:style-name="T15">typically a</text:span><text:span text:style-name="T34"> </text:span><text:span text:style-name="T33">throttle</text:span><text:span text:style-name="T34">)</text:span><text:span text:style-name="T33"> is alive and in control of the train</text:span><text:span text:style-name="T16">. </text:span><text:span text:style-name="T14">This is a safety feature that protects valuable equipment from technical failures causing a runaway train rolling uncontrollably.</text:span></text:p>
      <text:p text:style-name="P53"><text:soft-page-break/><text:span text:style-name="T14">T</text:span><text:span text:style-name="T15">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7">o</text:span><text:span text:style-name="T15">m the Controller node within the time period of the heartbeats.</text:span></text:p>
      <text:p text:style-name="P54"><text:span text:style-name="T15">In case there is no assigned Controller node, there is no connection to check with heartbeats, and the train shall continue operating</text:span><text:span text:style-name="T15"><office:annotation loext:resolved="false"><dc:creator>Unknown Author</dc:creator><dc:date>2022-09-01T16:31:50.503921885</dc:date><text:p text:style-name="P115"><text:span text:style-name="T56">This “shall continue” means that a train isn’t allowed to stop automatically in this case. Is that the desired effect? <text:s/>The train was left running when it was deassigned.</text:span></text:p></office:annotation></text:span><text:span text:style-name="T15"><office:annotation loext:resolved="false"><dc:creator>Balazs Racz</dc:creator><dc:date>2022-11-04T12:53:49.546605460</dc:date><meta:creator-initials>BR</meta:creator-initials><text:p text:style-name="P115"><text:span text:style-name="T59">Reply to Unknown Author (09/01/2022, 16:31): "..."</text:span></text:p><text:p><text:span text:style-name="T58">Yes, that’s the desired effect. It is important for museum and show layouts to be able to run trains without an active throttle.</text:span></text:p></office:annotation></text:span><text:span text:style-name="T15"> as last commanded. Controllers can choose to release themselves from the train if they wish to not receive heartbeats; this is recommended </text:span><text:span text:style-name="T18">during</text:span><text:span text:style-name="T15"> any orderly shutdown of a controller or else the train will stop after the heartbeat period.</text:span><text:bookmark text:name="__DdeLink__2815_304900436"/><text:bookmark text:name="__DdeLink__2811_3049004361"/><text:bookmark text:name="__DdeLink__5528_38723124652"/></text:p>
      <text:p text:style-name="P14"><text:bookmark-start text:name="__DdeLink__5528_3872312465"/><text:span text:style-name="T28">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15"><text:bookmark-start text:name="__DdeLink__2811_304900436"/>There are two timing parameters in the Heartbeat interaction, which may be specified separately by the manufacturer of the <text:span text:style-name="T45">T</text:span>rain <text:span text:style-name="T45">N</text:span>ode or the configuration of the user.</text:p>
      <text:list text:style-name="L10">
        <text:list-item>
          <text:p text:style-name="P84">The time period of heartbeats: the maximum idle period after which a heartbeat is sent.</text:p>
        </text:list-item>
        <text:list-item>
          <text:p text:style-name="P84">The deadline: after a heartbeat is sent, how much time does the Controller have to reply.</text:p>
        </text:list-item>
      </text:list>
      <text:p text:style-name="P114"><text:span text:style-name="T18">The suggested default values are 10 seconds for period and 3 seconds for deadline. </text:span><text:span text:style-name="T17">It is recommended for manufacturers to make the period configurable by the user.</text:span><text:bookmark-end text:name="__DdeLink__2811_304900436"/></text:p>
      <text:h text:style-name="Heading_20_2" text:outline-level="2"><text:s/>Memory Spaces</text:h>
      <text:p text:style-name="P55">In addition to the memory spaces defined in this section, there are several other Memory Spaces defined by other standards that Train Nodes are recommended to implement:</text:p>
      <text:list text:style-name="L11">
        <text:list-item>
          <text:p text:style-name="P93">Configuration<text:span text:style-name="T47"> memory space.<text:line-break/>The configuration memory space holds the configuration of the train, such as how functions will work, how speed in scale meters/second will control motor operation, etc.</text:span></text:p>
        </text:list-item>
        <text:list-item>
          <text:p text:style-name="P92"><text:span text:style-name="T29">Configuration Description Information (CDI)</text:span><text:span text:style-name="T48"> memory space.<text:line-break/>The CDI space holds an XML description of the Configuration memory space. See the Configuration Description Information Standard.</text:span></text:p>
        </text:list-item>
      </text:list>
      <text:h text:style-name="Heading_20_3" text:outline-level="3">Function Information 0xF9</text:h>
      <text:p text:style-name="P30">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6">The Traction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0"><text:soft-page-break/>The NMRA <text:span text:style-name="T46">S-</text:span>9.2.1 describes DCC as having <text:span text:style-name="T46">four</text:span> separate sets of “functions”. The most common one is the traditional F0-F<text:span text:style-name="T46">65</text:span>. In addition, the “Binary State Control Instruction long form” accesses 32767 addresses (confusingly called "states" in the NMRA doc) and the "Binary State Control Instruction short form" accesse<text:span text:style-name="T46">s</text:span> 127 addresses (the NMRA document implies that these are overlapping address spaces, but at least one manufacturer has not implemented them that way). Finally, <text:span text:style-name="T46">i</text:span>t provides an “Analog Function Group” with 8 bits of address space and 8 bits of value for each address, for a total of 256 functions and a value in the range [0..255] for each function.</text:p>
      <text:p text:style-name="P56">There's nothing in the standard that says that the first three types of information need to be stored in <text:span text:style-name="T46">66</text:span>+32768+128 bytes. <text:s/>Packing them into bits is certainly acceptable, given that the underlying DCC protocol can only send one bit for each. An individual node may not implement all of them, either. <text:span text:style-name="T46">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Function Definition Information <text:span text:style-name="T49">(</text:span>FDI<text:span text:style-name="T49">)</text:span> 0xFA</text:h>
      <text:p text:style-name="P58">So far <text:span text:style-name="T55">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57"><text:span text:style-name="T26">The FDI</text:span><text:span text:style-name="T24"> </text:span><text:span text:style-name="T26">is </text:span><text:span text:style-name="T24">similar in intent </text:span><text:span text:style-name="T26">and format </text:span><text:span text:style-name="T24">to </text:span><text:span text:style-name="T26">the </text:span><text:span text:style-name="T24">Configu</text:span>ration Definition Information (CDI). <text:span text:style-name="T49">It</text:span> includes:</text:p>
      <text:list text:style-name="L12">
        <text:list-item>
          <text:p text:style-name="P94">Memory layout of the function values, <text:span text:style-name="T49">defining what addresses control actually existing functions.</text:span></text:p>
        </text:list-item>
        <text:list-item>
          <text:p text:style-name="P94"><text:span text:style-name="T49">Defining the</text:span> data types <text:span text:style-name="T49">and interaction modes, such as </text:span>binary (on/off for lights), <text:span text:style-name="T49">momentary (on while a button is held down, like horn),</text:span> <text:span text:style-name="T49">or </text:span>integer values (e.g. <text:span text:style-name="T49">volume</text:span>).</text:p>
        </text:list-item>
        <text:list-item>
          <text:p text:style-name="P94"><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115"><text:span text:style-name="T56">The CS-105 seems to have this in the regular configuration memory space, with it defined in regular CDI. Would it make sense to have that as the default?</text:span></text:p></office:annotation><office:annotation loext:resolved="false"><dc:creator>Balazs Racz</dc:creator><dc:date>2022-11-04T22:30:57.739206640</dc:date><meta:creator-initials>BR</meta:creator-initials><text:p text:style-name="P115"><text:span text:style-name="T59">Reply to Bob Jacobsen (09/01/2022, 16:55): "..."</text:span></text:p><text:p><text:span text:style-name="T58">The CDI is used as a source of truth for this information in a way that the user can edit it. I’ll add a paragraph about this.</text:span></text:p></office:annotation></text:p>
        </text:list-item>
      </text:list>
      <text:p text:style-name="P58">It is not specified in the Standard, where the information in the FDI should come from. It is up to the implementer of the Train Node. There are several different plausible sources:</text:p>
      <text:list text:style-name="L13">
        <text:list-item>
          <text:p text:style-name="P95">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95">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95">A simple DCC Command Station may use a fixed FDI for all trains, which ha<text:span text:style-name="T55">s</text:span> just a generic description of F0-F28, or maybe encode conventions such as headlight, bell and horn.</text:p>
        </text:list-item>
        <text:list-item>
          <text:p text:style-name="P95">An advanced DCC Command Station may have a user-editable database <text:span text:style-name="T55">(locomotive roster) </text:span>about all DCC addresses, where the user can fill in information about the function mapping of each locomotive. This database can then be used to dynamically generate the FDI XML <text:soft-page-break/>representation when a throttle is querying a given virtual Train Node belonging to a given DCC address.<office:annotation loext:resolved="false"><dc:creator>Unknown Author</dc:creator><dc:date>2022-09-01T16:34:33.449343225</dc:date><text:p text:style-name="P115"><text:span text:style-name="T56">Has any thought been given to standardizing some aspects, like the location of the name and momentary bit for the 0-28 functions? Otherwise a throttle has to parse and understand FDI to locate these. Not easy.</text:span></text:p></office:annotation><office:annotation loext:resolved="false"><dc:creator>Balazs Racz</dc:creator><dc:date>2022-11-04T14:01:52.439211571</dc:date><meta:creator-initials>BR</meta:creator-initials><text:p text:style-name="P115"><text:span text:style-name="T59">Reply to Unknown Author (09/01/2022, 16:34): "..."</text:span></text:p><text:p><text:span text:style-name="T58">No, there is no binary representation of the data contents of the FDI today.</text:span></text:p><text:p><text:span text:style-name="T58">The TCS throttle contains an opensource XML parser which compiles into about 5.5 kbytes.</text:span></text:p></office:annotation></text:p>
        </text:list-item>
        <text:list-item>
          <text:p text:style-name="P95">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60" text:outline-level="1">Examples</text:h>
      <text:h text:style-name="P63" text:outline-level="2"><text:bookmark-start text:name="__DdeLink__2301_304900436"/>Basic Throttle and Train Connection<text:bookmark-end text:name="__DdeLink__2301_304900436"/></text:h>
      <text:p text:style-name="P41"><draw:frame draw:style-name="fr2" draw:name="graphics2" text:anchor-type="paragraph" svg:y="0.2465in" svg:width="6.25in" svg:height="4.1402in" draw:z-index="24"><draw:image xlink:href="Pictures/10000000000002580000018DEAB883626842D904.png" xlink:type="simple" xlink:show="embed" xlink:actuate="onLoad" draw:mime-type="image/png"/></draw:frame></text:p>
      <text:p text:style-name="P41"><office:annotation loext:resolved="true"><dc:creator>Unknown Author</dc:creator><dc:date>2022-09-01T16:25:40.162428752</dc:date><text:p text:style-name="P115"><text:span text:style-name="T56">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15"><text:span text:style-name="T59">Reply to Unknown Author (09/01/2022, 16:25): "..."</text:span></text:p><text:p><text:span text:style-name="T58">Done.</text:span></text:p></office:annotation></text:p>
      <text:h text:style-name="P64" text:outline-level="2"><text:bookmark-start text:name="__DdeLink__5818_3872312465"/>Throttle <text:span text:style-name="T41">to Throttle</text:span><text:bookmark-end text:name="__DdeLink__5818_3872312465"/><text:span text:style-name="T41"> handover not supported</text:span></text:h>
      <text:p text:style-name="P42"><draw:frame draw:style-name="fr1" draw:name="Image2" text:anchor-type="char" svg:width="6.2492in" svg:height="5.1972in" draw:z-index="25"><draw:image xlink:href="Pictures/1000000000000258000001F3347DA2B74AC02DDF.png" xlink:type="simple" xlink:show="embed" xlink:actuate="onLoad" draw:mime-type="image/png"/></draw:frame><text:soft-page-break/></text:p>
      <text:h text:style-name="P65" text:outline-level="2"><text:bookmark-start text:name="__DdeLink__5820_3872312465"/>Throttle to Throttle Successful Hand-over (steal)<text:bookmark-end text:name="__DdeLink__5820_3872312465"/></text:h>
      <text:p text:style-name="P43"><draw:frame draw:style-name="fr1" draw:name="Image1" text:anchor-type="char" svg:width="6.2492in" svg:height="7.8634in" draw:z-index="26"><draw:image xlink:href="Pictures/1000000000000258000002F3B9021B423F3BB762.png" xlink:type="simple" xlink:show="embed" xlink:actuate="onLoad" draw:mime-type="image/png"/></draw:frame><text:soft-page-break/></text:p>
      <text:h text:style-name="P61" text:outline-level="1"><text:soft-page-break/>Background Information</text:h>
      <text:h text:style-name="P66" text:outline-level="2">Speed Control</text:h>
      <text:p text:style-name="P24">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office:annotation loext:resolved="false"><dc:creator>Bob Jacobsen</dc:creator><dc:date>2022-09-01T17:52:19.672623615</dc:date><meta:creator-initials>BJ</meta:creator-initials><text:p text:style-name="P115"><text:span text:style-name="T56">“</text:span><text:span text:style-name="T56">As an example, the 16-bit quantity 0x5640 represents 100 scale-m/s</text:span></text:p></office:annotation></text:p>
      <text:p text:style-name="P24">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24">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24">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26"><text:span text:style-name="T6">The use of </text:span><text:span text:style-name="T8">scale</text:span><text:span text:style-name="T9">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9"><office:annotation loext:resolved="false"><dc:creator>Bob Jacobsen</dc:creator><dc:date>2022-09-01T17:08:49.362755477</dc:date><meta:creator-initials>BJ</meta:creator-initials><text:p text:style-name="P115"><text:span text:style-name="T56">For legacy, this estimation also has to be done on the throttle so that both are working with the same top speed. <text:s/>Maybe a recommendation?</text:span></text:p></office:annotation></text:span><text:span text:style-name="T9"> Thus, the command station could reasonably estimate that 30mph translates to speed step 8.</text:span></text:p>
      <text:p text:style-name="P10">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office:annotation office:name="__Annotation__3817_304900436" loext:resolved="false"><dc:creator>Bob Jacobsen</dc:creator><dc:date>2022-09-01T17:10:04.252374899</dc:date><meta:creator-initials>BJ</meta:creator-initials><text:p text:style-name="P115"><text:span text:style-name="T56">“</text:span><text:span text:style-name="T56">throttle or controller” instead of cab controller</text:span></text:p></office:annotation>cab controller<office:annotation-end office:name="__Annotation__3817_304900436"/>,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text:soft-page-break/>model basis—an additional configuration step that is easily avoided by the mechanism for scale units described above.</text:p>
      <text:h text:style-name="P66" text:outline-level="2">Function Control</text:h>
      <text:p text:style-name="P24">"Functions" like "horn", "headlight", etc are key user features when operating modern decoders. But they're also configuration-like, in that they effect the operation of the device.</text:p>
      <text:p text:style-name="P24">How to handle them for a native OpenLCB piece of rolling stock, and for legacy ones via e.g. DCC?</text:p>
      <text:p text:style-name="P24">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P24">People just think about operating and configuring their locomotives as separate things. (Though e.g. "Master Volume" can cross the line)</text:p>
      <text:p text:style-name="P24">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P24">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P24">Additionally, each FX can take a 16-bit value. Current technology<office:annotation loext:resolved="false"><dc:creator>Bob Jacobsen</dc:creator><dc:date>2022-09-01T17:11:27.687613423</dc:date><meta:creator-initials>BJ</meta:creator-initials><text:p text:style-name="P115"><text:span text:style-name="T56">Analog output option?</text:span></text:p></office:annotation> only permits binary FX; thus 0x00 should be interpreted as "off" for a binary FX, and any non-zero value as "on". Analog (non-binary) FX should treat the 16-bit value as an unsigned integer.</text:p>
      <text:p text:style-name="P24">Function values are stored in the 0xF9 memory space. "Function Definition Information", similar in intent to Configuration Definition Information (CDI) is stored in XML format in address space 0xFA to provide user-oriented context. That includes:</text:p>
      <text:list text:style-name="L14">
        <text:list-item>
          <text:p text:style-name="P96">Memory layout of the function values, allowing for multiple data types from binary (one and off for lights) through integer values (for e.g. sound intensities) and strings (sign displays?).</text:p>
        </text:list-item>
        <text:list-item>
          <text:p text:style-name="P96">Function naming, so that a throttle can display useful names to the user such as "Bell", "Coupler Clank" and "Master Volume". This includes internationalization of those labels.<office:annotation loext:resolved="false"><dc:creator>Bob Jacobsen</dc:creator><dc:date>2022-09-01T17:11:58.322354587</dc:date><meta:creator-initials>BJ</meta:creator-initials><text:p text:style-name="P115"><text:span text:style-name="T56">How? Is that required (hence in Standard)?</text:span></text:p></office:annotation></text:p>
        </text:list-item>
      </text:list>
      <text:p text:style-name="P24">What else needs to be conveyed? "Make this prominent on the throttle"? "Have this there, just a little less prominent"? "Seriously, nobody cares about this option, bury it"?</text:p>
      <text:p text:style-name="P24">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P70" text:outline-level="3">Outputs vs Functions</text:h>
      <text:p text:style-name="P26">Tools like DecoderPro and its decoder-definition files make a distinction between "functions", which are the control commands sent via e.g. DCC, and "outputs", which are the things that a decoder can do: <text:soft-page-break/>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1">OpenLCB makes a clean separation between functions, which are the control operations, and all configuration &amp; physical information, which lives in the memory configuration and CDI. If there's to be a mapping, it's defined through the CDI.</text:p>
      <text:h text:style-name="P70" text:outline-level="3">Legacy DCC Function Control</text:h>
      <text:p text:style-name="P24">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P24">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P24">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P24">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P24">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P24">RP-9.2.1 defines the following:</text:p>
      <text:list text:style-name="L15">
        <text:list-item>
          <text:p text:style-name="P97">Function Group One: 5 (F0-F4)</text:p>
        </text:list-item>
        <text:list-item>
          <text:p text:style-name="P97">Function Group Two: 8 (F5-F12)</text:p>
        </text:list-item>
        <text:list-item>
          <text:p text:style-name="P97">Binary State Control: 32767 (15bits) (note: different address space!)<office:annotation loext:resolved="false"><dc:creator>Bob Jacobsen</dc:creator><dc:date>2022-09-01T17:13:42.741307203</dc:date><meta:creator-initials>BJ</meta:creator-initials><text:p text:style-name="P115"><text:span text:style-name="T56">Discuss the short address space option</text:span></text:p></office:annotation></text:p>
        </text:list-item>
        <text:list-item>
          <text:p text:style-name="P97">Feature Expansion Command 11110: 8 (F13-F20)</text:p>
        </text:list-item>
        <text:list-item>
          <text:p text:style-name="P97"><text:soft-page-break/>Feature Expansion Command 11111: 8 (F21-F28)</text:p>
        </text:list-item>
      </text:list>
      <text:p text:style-name="P11">And in the future, perhaps even more. Possibly a lot more. There are just under 20 bits of address space available in the Feature Expansion Command Instruction for the potential manipulation of Binary State Controls.</text:p>
      <text:h text:style-name="P66" text:outline-level="2">Configuration</text:h>
      <text:p text:style-name="P2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2">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office:annotation loext:resolved="false"><dc:creator>Bob Jacobsen</dc:creator><dc:date>2022-09-01T17:14:18.147797428</dc:date><meta:creator-initials>BJ</meta:creator-initials><text:p text:style-name="P115"><text:span text:style-name="T56">The Standard mentions use of the name fueld.</text:span></text:p></office:annotation></text:p>
      <text:p text:style-name="P12">One approach to standards in this area would be extend ACDI/SNIP. Those currently have a block for manufacturer identification, and a block for user identification. Those are both versioned. We could take (one of) several approaches:<office:annotation loext:resolved="false"><dc:creator>Bob Jacobsen</dc:creator><dc:date>2022-09-01T17:14:40.633122499</dc:date><meta:creator-initials>BJ</meta:creator-initials><text:p text:style-name="P115"><text:span text:style-name="T56">Label this future work?</text:span></text:p></office:annotation></text:p>
      <text:list text:style-name="L16">
        <text:list-item>
          <text:p text:style-name="P81">Extend them with a third block, only present when the node implements the train protocol (as seen in PIP). To allow later introduction of more types, this block would have some versioning/type information, but that's straightforward.</text:p>
        </text:list-item>
        <text:list-item>
          <text:p text:style-name="P81">Create a version 2 of the user block, which holds additional data. (This would be using 2 as a format identifier, rather than a version number; that might make versioning complicated)<office:annotation loext:resolved="false"><dc:creator>Bob Jacobsen</dc:creator><dc:date>2022-09-01T17:15:13.276330040</dc:date><meta:creator-initials>BJ</meta:creator-initials><text:p text:style-name="P115"><text:span text:style-name="T56">Not how SNIP versioning works, this needs an update..</text:span></text:p></office:annotation></text:p>
        </text:list-item>
      </text:list>
      <text:p text:style-name="P31"><text:span text:style-name="T10">Suitable content for a (first version of) this might be (from [ </text:span><text:a xlink:type="simple" xlink:href="http://jmri.org/JavaDoc/doc/jmri/jmrit/roster/RosterEntry.html" text:style-name="Internet_20_link" text:visited-style-name="Visited_20_Internet_20_Link"><text:span text:style-name="T30">http://jmri.org/JavaDoc/doc/jmri/jmrit/roster/RosterEntry.html</text:span></text:a><text:span text:style-name="T10"> JMRI roster], see also similar concepts in [rocrail.net RocRail]):</text:span></text:p>
      <text:list text:style-name="L17">
        <text:list-item>
          <text:p text:style-name="P82">Road Name</text:p>
        </text:list-item>
        <text:list-item>
          <text:p text:style-name="P82">Road Number</text:p>
        </text:list-item>
      </text:list>
      <text:p text:style-name="P12">(Manufacturer, model, owner description, comments, etc are already present in ACDI/SNI)</text:p>
      <text:p text:style-name="P12">For DCC locomotives, more terms might be desired:</text:p>
      <text:list text:style-name="L18">
        <text:list-item>
          <text:p text:style-name="P83">DCC Address</text:p>
        </text:list-item>
        <text:list-item>
          <text:p text:style-name="P83">Decoder Type (Manufacturer, model)</text:p>
          <text:p text:style-name="P83"/>
        </text:list-item>
      </text:list>
      <text:p text:style-name="P24">The configuration information in a train can include the user documentation that's sometimes referred to as "roster information". This might include owner name, prototype railroad and road number, information about the particular model's construction, etc. <text:s/>The Simple Train Node Information Protocol (STNIP) has been defined to implement this concept.<office:annotation loext:resolved="false"><dc:creator>Bob Jacobsen</dc:creator><dc:date>2022-09-01T17:16:11.331831122</dc:date><meta:creator-initials>BJ</meta:creator-initials><text:p text:style-name="P115"><text:span text:style-name="T56">Was this actually done?</text:span></text:p></office:annotation></text:p>
      <text:h text:style-name="Heading_20_3" text:outline-level="3">Legacy DCC Configuration and C<text:span text:style-name="T36">V</text:span>s</text:h>
      <text:p text:style-name="P24"/>
      <text:p text:style-name="P24">[Moved here from the old Wiki Page]</text:p>
      <text:p text:style-name="P37"><text:soft-page-break/>OpenLCB has a protocol for handling configuration of nodes. It should work fine for native OpenLCB rolling stock.</text:p>
      <text:p text:style-name="P37">Can/should it be adapted to handle the way existing DCC locomotives are configured through CVs?</text:p>
      <text:p text:style-name="P24">For CVs<office:annotation loext:resolved="false"><dc:creator>Bob Jacobsen</dc:creator><dc:date>2022-09-01T17:23:10.318253059</dc:date><meta:creator-initials>BJ</meta:creator-initials><text:p text:style-name="P115"><text:span text:style-name="T56">There doesn’t seem to have been decisions on this, in which case we should move this whole section to “future work”</text:span></text:p></office:annotation>, one idea that we'd have a memory space that maps straight to the decoder CV space.</text:p>
      <text:p text:style-name="P24">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P24">There are two remaining issues. First, is handling "indexed" CVs. (Ones where you write 12 to CV 51, then 8 to CV52, and then CV54 is the value you want to read/write). QSI is the only extensive user of these, but they're starting to appear in other places too.</text:p>
      <text:p text:style-name="P24">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P24">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P24">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P24">0xFF 00 53 3C</text:p>
      <text:p text:style-name="P24">is the middle bits (the 3C mask) of CV 53, and the 0xFF is just an arbitrary key for this. That doesn't work with noncontiguous splits across generic CVs, though, as that takes a lot to configure.</text:p>
      <text:p text:style-name="P24">(And don't get me started on CV1/CV29 sequencing; I think we just ignore that entirely at the CDI level &amp; build it into the gateway to DCC)</text:p>
      <text:p text:style-name="P24">In the end, these legacy pains can't really be avoided. We have to craft the OpenLCB protocols to do a reasonable job with them, but I don't think we have to go nearly as far into the weird special cases as e.g. DecoderPro does.</text:p>
      <text:h text:style-name="P66" text:outline-level="2">How to find human-readable loco information</text:h>
      <text:p text:style-name="P36"><text:span text:style-name="T10">A search protocol </text:span><office:annotation office:name="__Annotation__4202_304900436" loext:resolved="false"><dc:creator>Bob Jacobsen</dc:creator><dc:date>2022-09-01T17:23:59.020552054</dc:date><meta:creator-initials>BJ</meta:creator-initials><text:p text:style-name="P115"><text:span text:style-name="T56">Has been</text:span></text:p></office:annotation><text:span text:style-name="T10">may eventually</text:span><office:annotation-end office:name="__Annotation__4202_304900436"/><text:span text:style-name="T10">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30">here</text:span></text:a><text:span text:style-name="T10"> in pdf format and </text:span><text:a xlink:type="simple" xlink:href="http://www.mustangpeak.net/SearchProtocol.otd" text:style-name="Internet_20_link" text:visited-style-name="Visited_20_Internet_20_Link"><text:span text:style-name="T30">here</text:span></text:a><text:span text:style-name="T10"> in OpenOffice Writ</text:span><text:span text:style-name="T11">er</text:span></text:p>
      <text:p text:style-name="P36">e.g. SNII for getting the name of a real loco, DCC loco. Examples of how to provide a human-readable roster on the throttle. <text:s/>Interactions with configuration.<office:annotation loext:resolved="false"><dc:creator>Bob Jacobsen</dc:creator><dc:date>2022-09-01T17:24:27.261231934</dc:date><meta:creator-initials>BJ</meta:creator-initials><text:p text:style-name="P115"><text:span text:style-name="T56">This sentence no verb.</text:span></text:p></office:annotation></text:p>
      <text:p text:style-name="P24"><text:soft-page-break/>I believe we should strive to make our proposed system not be specific to a particular digital system (e.g. DCC) or otherwise biased. The procedure of "take the cab number from the loco, punch it in and drive" is actually quite US-specific.</text:p>
      <text:p text:style-name="P24">Balazs Racz wrote about how identification works in Europe:</text:p>
      <text:p text:style-name="P23">Each piece of rolling stock is labeled with a unique UIC number. UIC number is a 12 digit number which identifies the type of vehicle, the country in which it is registered, the owner, the type of vehicle and a unique number in its series. It might look like</text:p>
      <text:p text:style-name="P23">91 85 0 474 014 2</text:p>
      <text:p text:style-name="P23">This number is written in a size on the prototype that is legible to a person standing next to it. It is very much not obvious to read it off of a model. this number is not really suitable to punch into a throttle in order to get going...</text:p>
      <text:p text:style-name="P23">[Note about assumptions: Freight cars also have such an ID. However, JMRI itself limits the length of the car ID t something like 8 or 10 characters, so it is not possible to accurately represent a European freight car in JMRI.]</text:p>
      <text:p text:style-name="P23">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P23">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P23">So punching in the loco address into the throttle is also not an option.</text:p>
      <text:p text:style-name="P23">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P23">I would find it a shame if the recommended design of OpenLCB would only support US-based roads.</text:p>
      <text:p text:style-name="P23">State of the art command stations have color touchscreens where they display you a list of locomotives that you can select from with a fingerpress and get running. You either <text:soft-page-break/>populate this roster by hand, or it gets populated automatically for locomotives that log in via track feedback systems (like MFX or RailcomPlus). Typically pictures are also assigned to each locomotive.</text:p>
      <text:p text:style-name="P24">Note that SNII/ACDI defines a manufacturer as &lt; 41 bytes, model name &lt; 41 bytes, hardware &amp; software versions &lt; 21, node name &lt; 63 bytes, node description &lt; 64 bytes (including terminating null), much more of than Balazs' example.</text:p>
      <text:h text:style-name="P66" text:outline-level="2">Consisting <text:span text:style-name="T19">and Listeners</text:span></text:h>
      <text:p text:style-name="P24">Consisting is a process familiar to model railroaders, who use it for many purposes:</text:p>
      <text:list text:style-name="L19">
        <text:list-item>
          <text:p text:style-name="P98">Run multiple diesel engines together as a model MU</text:p>
        </text:list-item>
        <text:list-item>
          <text:p text:style-name="P98">Run helper locomotives together due to a shortage of (real) engineers</text:p>
        </text:list-item>
        <text:list-item>
          <text:p text:style-name="P98">Connect multiple pieces of rolling stock (passenger cars, cabooses) together to make it easier to control sound and lighting effects</text:p>
        </text:list-item>
        <text:list-item>
          <text:p text:style-name="P98">Connect sound decoders with motion-control decoders so they work well together</text:p>
        </text:list-item>
      </text:list>
      <text:p text:style-name="P24">OpenLCB handles consisting <text:span text:style-name="T19">by introducing the “Listener” concept to all train nodes. A listener is attached to a given train node in order to receive a copy of all state changing requests that arrive at the given train node. This serves multiple purposes:</text:span></text:p>
      <text:list text:style-name="L20">
        <text:list-item>
          <text:p text:style-name="P99">Consist follower engines can be attached directly to the consist lead train node and receive all speed set commands, which will cause the consist to move together.</text:p>
        </text:list-item>
        <text:list-item>
          <text:p text:style-name="P99">Throttles that lose<office:annotation loext:resolved="false"><dc:creator>Bob Jacobsen</dc:creator><dc:date>2022-09-01T17:30:02.133869153</dc:date><meta:creator-initials>BJ</meta:creator-initials><text:p text:style-name="P115"><text:span text:style-name="T56">Can a throttle actually “lose” control, as opposed to “surrendering” it?</text:span></text:p></office:annotation> the control of a locomotive (through stealing <text:span text:style-name="T20">or hand-over</text:span>) can register themselves as listener on the locomotive, and update the UI as the other engineer is driving the train.</text:p>
        </text:list-item>
        <text:list-item>
          <text:p text:style-name="P100">It becomes possible to add a display to the train node that displays a train's status and keeps it up to date without polling for updates and unnecessarily consuming bus bandwidth.</text:p>
        </text:list-item>
      </text:list>
      <text:p text:style-name="P28">Consisting can be applied by two methods:</text:p>
      <text:list text:style-name="L21">
        <text:list-item>
          <text:p text:style-name="P101">If the lead engine supports listeners<office:annotation loext:resolved="false"><dc:creator>Bob Jacobsen</dc:creator><dc:date>2022-09-01T17:30:46.117756838</dc:date><meta:creator-initials>BJ</meta:creator-initials><text:p text:style-name="P115"><text:span text:style-name="T56">Is there really an “if” here? <text:s/>The Standard as written requires listener support. <text:s/>Point 2 goes away in that case, which is a large simplification.</text:span></text:p></office:annotation>,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101">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8">The listener configuration allows selecting some common use-cases for the consist:</text:p>
      <text:list text:style-name="L22">
        <text:list-item>
          <text:p text:style-name="P102">Forward speed only.</text:p>
        </text:list-item>
        <text:list-item>
          <text:p text:style-name="P102">Forward speed but invert direction (when the following locomotive is backwards-facing in the consist).</text:p>
        </text:list-item>
        <text:list-item>
          <text:p text:style-name="P102"><text:soft-page-break/>Forward function zero (usually light). Turning this on for the lead and the tail engine in the consist, but off for all middle members of the consist will cause the consist to behave prototypically with headlights.</text:p>
        </text:list-item>
        <text:list-item>
          <text:p text:style-name="P102">Forward all functions. Useful for the throttle listener use-case or in case the two locomotives are equipped with identical decoders and features.</text:p>
        </text:list-item>
        <text:list-item>
          <text:p text:style-name="P103">More advanced configuration (e.g. function remapping, arbitrary function filter) may be applied by using the regular configuration user interface of the consist lead node (e.g. CDI). <text:span text:style-name="T21">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8">The consist's listener relation may<office:annotation loext:resolved="false"><dc:creator>Bob Jacobsen</dc:creator><dc:date>2022-09-01T17:32:19.473867142</dc:date><meta:creator-initials>BJ</meta:creator-initials><text:p text:style-name="P115"><text:span text:style-name="T56">“</text:span><text:span text:style-name="T56">may” here means doesn’t have to be. <text:s/>Does the asymmetric case need discussion of pros and cons too?</text:span></text:p></office:annotation> be established in a symmetric manner, <text:span text:style-name="T22">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29">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23">Of course this feature will only work </text:span><office:annotation office:name="__Annotation__4421_304900436" loext:resolved="false"><dc:creator>Bob Jacobsen</dc:creator><dc:date>2022-09-01T17:33:10.245091672</dc:date><meta:creator-initials>BJ</meta:creator-initials><text:p text:style-name="P115"><text:span text:style-name="T56">See above, there’s no “if” here.</text:span></text:p></office:annotation><text:span text:style-name="T23">if</text:span><office:annotation-end office:name="__Annotation__4421_304900436"/><text:span text:style-name="T23"> the tail locomotive supports listeners, otherwise it is impossible to establish a symmetric listener relation.</text:span></text:p>
      <text:p text:style-name="P29">It is important that the symmetric listener relations create a spanning tree in the consist nodes. If there is any directed circle (longer than 2 nodes), any message injected will be forwarded between those nodes forever.</text:p>
      <text:p text:style-name="P24">and similar “one acts for many” situations by having a node act as the front-man for the consisted group.<office:annotation loext:resolved="false"><dc:creator>Bob Jacobsen</dc:creator><dc:date>2022-09-01T17:34:05.824697007</dc:date><meta:creator-initials>BJ</meta:creator-initials><text:p text:style-name="P115"><text:span text:style-name="T56">Why would you ever want to do this? <text:s/>It seems to be left over from the proxy wars.</text:span></text:p></office:annotation> This node may be a real physical object, but it's more likely to be a software construct somewhere within the hardware that's used to connect the main OpenLCB network to the actual trains.</text:p>
      <text:p text:style-name="P24">Once the consisting <text:span text:style-name="T21">relationship</text:span> has been initialized, it will handle the individual parts of the Traction Protocol series:</text:p>
      <text:list text:style-name="L23">
        <text:list-item>
          <text:p text:style-name="P104">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04">Function Control - Although the setup process may be able to map or reassign functions in the consist-member nodes, in the end this protocol is just a pass-through of the function instructions and memory access protocol operations.</text:p>
        </text:list-item>
        <text:list-item>
          <text:p text:style-name="P104">Train Configuration - except for very limited configuration of the consist itself, the consist does not take part in any configuration operations. Those are done by talking directly to the nodes that control the individual pieces of the consist. (CDI for <text:span text:style-name="T21">a specialized</text:span> consist node is going to require careful definition)</text:p>
        </text:list-item>
        <text:list-item>
          <text:p text:style-name="P104"><text:soft-page-break/>Train Acquisition Protocol - the consist, <text:span text:style-name="T21">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21">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P25">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p text:style-name="P24"/>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text:s/>Introduction<text:tab/>1</text:p>
          <text:p text:style-name="P18"><text:s/>1.1 <text:s/>Served Use Cases<text:tab/>1</text:p>
          <text:p text:style-name="P18"><text:s/>1.2 <text:s/>Unserved Use Cases<text:tab/>1</text:p>
          <text:p text:style-name="P17"><text:s/>2 <text:s/>Annotations to the Standard<text:tab/>1</text:p>
          <text:p text:style-name="P18"><text:s/>2.1 <text:s/>Introduction<text:tab/>1</text:p>
          <text:p text:style-name="P18"><text:s/>2.2 <text:s/>Intended Use<text:tab/>1</text:p>
          <text:p text:style-name="P18"><text:s/>2.3 <text:s/>Reference and Context<text:tab/>1</text:p>
          <text:p text:style-name="P18"><text:s/>2.4 <text:s/>Message Formats<text:tab/>1</text:p>
          <text:p text:style-name="P18"><text:s/>2.5 <text:s/>States<text:tab/>1</text:p>
          <text:p text:style-name="P18"><text:s/>2.6 <text:s/>Interactions<text:tab/>1</text:p>
          <text:p text:style-name="P17"><text:s/>3 <text:s/>Background<text:tab/>1</text:p>
          <text:p text:style-name="P17"><text:s/>4 <text:s/>Section Title<text:tab/>2</text:p>
          <text:p text:style-name="P18"><text:s/>4.1 <text:s/>Subsection Title<text:tab/>2</text:p>
          <text:p text:style-name="P19"><text:s/>4.1.1 <text:s/>Sub-subsection Title<text:tab/>2</text:p>
          <text:p text:style-name="P17"><text:s/>5 <text:s/>Section Title<text:tab/>2</text:p>
        </text:index-body>
      </text:table-of-content>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day/>
      <number:text>/</number:text>
      <number:month/>
      <number:text>/</number:text>
      <number:year number:style="long"/>
    </number:date-style>
    <number:date-style style:name="N121">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22"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3</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23"><draw:image xlink:href="Pictures/10000000000001310000006C7D17E3F2B0649A61.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style-name="Table1.A1"/>
            <table:table-cell table:style-name="Table1.A1" office:value-type="string">
              <text:p text:style-name="MP7"/>
            </table:table-cell>
            <table:table-cell table:style-name="Table1.C1" table:number-columns-spanned="2" office:value-type="string">
              <text:p text:style-name="MP9">Traction Protocol</text:p>
            </table:table-cell>
            <table:covered-table-cell/>
          </table:table-row>
          <table:table-row table:style-name="Table1.1">
            <table:covered-table-cell table:style-name="Table1.A1"/>
            <table:table-cell table:style-name="Table1.B1" office:value-type="string">
              <text:p text:style-name="MP7"/>
            </table:table-cell>
            <table:table-cell table:style-name="Table1.C3" office:value-type="string">
              <text:p text:style-name="MP10"><text:span text:style-name="Page_20_Number"><text:span text:style-name="MT6"><text:user-defined style:data-style-name="N0" text:name="OLCBdate">Oct 16, 2022</text:user-defined></text:span></text:span></text:p>
            </table:table-cell>
            <table:table-cell table:style-name="Table1.C1" office:value-type="string">
              <text:p text:style-name="MP11"><text:user-defined style:data-style-name="N0" text:name="OLCBstatus">Preliminary</text:user-defined></text:p>
            </table:table-cell>
          </table:table-row>
        </table:table>
        <text:p text:style-name="Header"/>
      </style:header>
      <style:footer>
        <text:p text:style-name="MP6"><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35</meta:editing-cycles>
    <meta:editing-duration>P7DT8H55M1S</meta:editing-duration>
    <meta:generator>LibreOffice/7.4.1.2$Linux_X86_64 LibreOffice_project/40$Build-2</meta:generator>
    <dc:date>2022-11-05T13:51:52.333095008</dc:date>
    <dc:creator>Balazs Racz</dc:creator>
    <meta:document-statistic meta:table-count="1" meta:image-count="4" meta:object-count="0" meta:page-count="23" meta:paragraph-count="285" meta:word-count="9159" meta:character-count="55809" meta:non-whitespace-character-count="46903"/>
    <meta:user-defined meta:name="Info 4"/>
    <meta:user-defined meta:name="OLCBdate">Oct 16, 2022</meta:user-defined>
    <meta:user-defined meta:name="OLCBstatus">Preliminary</meta:user-defined>
    <meta:user-defined meta:name="OLCByear">2022</meta:user-defined>
  </office:meta>
</office:document-meta>
</file>